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69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144cm" svg:height="2.028cm" svg:x="6.146cm" svg:y="10.345cm">
            <draw:text-box>
              <text:p/>
            </draw:text-box>
          </draw:frame>
          <draw:custom-shape draw:style-name="gr2" draw:text-style-name="P2" draw:layer="layout" svg:width="9.652cm" svg:height="6.35cm" svg:x="8.828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5.842cm" svg:height="0.962cm" svg:x="11.114cm" svg:y="11.865cm">
            <draw:text-box>
              <text:p text:style-name="P3"><text:span text:style-name="T1">Complex Mixer</text:span></text:p>
            </draw:text-box>
          </draw:frame>
          <draw:line draw:style-name="gr4" draw:text-style-name="P5" draw:layer="layout" svg:x1="3.113cm" svg:y1="12.7cm" svg:x2="8.828cm" svg:y2="12.7cm">
            <text:p/>
          </draw:line>
          <draw:line draw:style-name="gr4" draw:text-style-name="P5" draw:layer="layout" svg:x1="18.48cm" svg:y1="12.7cm" svg:x2="24.195cm" svg:y2="12.7cm">
            <text:p/>
          </draw:line>
          <draw:frame draw:style-name="gr5" draw:text-style-name="P6" draw:layer="layout" svg:width="6.477cm" svg:height="3.048cm" svg:x="2.732cm" svg:y="11.176cm">
            <draw:text-box>
              <text:p text:style-name="P2"><text:span text:style-name="T2">Signed complex </text:span></text:p>
              <text:p text:style-name="P2"><text:span text:style-name="T2">samples</text:span></text:p>
              <text:p text:style-name="P2"><text:span text:style-name="T2">input</text:span></text:p>
            </draw:text-box>
          </draw:frame>
          <draw:frame draw:style-name="gr6" draw:text-style-name="P6" draw:layer="layout" svg:width="6.477cm" svg:height="3.019cm" svg:x="17.972cm" svg:y="11.078cm">
            <draw:text-box>
              <text:p text:style-name="P2"><text:span text:style-name="T2">Signed complex </text:span></text:p>
              <text:p text:style-name="P2"><text:span text:style-name="T2">samples</text:span></text:p>
              <text:p text:style-name="P2"><text:span text:style-name="T2">output</text:span></text:p>
            </draw:text-box>
          </draw:frame>
          <draw:line draw:style-name="gr7" draw:text-style-name="P5" draw:layer="layout" svg:x1="13.527cm" svg:y1="7.112cm" svg:x2="13.527cm" svg:y2="9.398cm">
            <text:p/>
          </draw:line>
          <draw:frame draw:style-name="gr8" draw:text-style-name="P6" draw:layer="layout" svg:width="9.652cm" svg:height="1.27cm" svg:x="8.828cm" svg:y="5.842cm">
            <draw:text-box>
              <text:p text:style-name="P2"><text:span text:style-name="T2">enable, phs_in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2-04T13:39:46.553016513</dc:date>
    <meta:editing-duration>PT4H2M45S</meta:editing-duration>
    <meta:editing-cycles>25</meta:editing-cycles>
    <meta:generator>LibreOffice/6.4.7.2$MacOSX_X86_64 LibreOffice_project/639b8ac485750d5696d7590a72ef1b496725cfb5</meta:generator>
    <dc:creator>Lisa Zahn</dc:creator>
    <meta:document-statistic meta:object-count="10"/>
  </office:meta>
</office:document-meta>
</file>